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co23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5]+10" office:value-type="float" office:value="70">
            <text:p>7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6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4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5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5]+10" office:value-type="float" office:value="170">
            <text:p>17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6]+10" office:value-type="float" office:value="180">
            <text:p>18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7]+10" office:value-type="float" office:value="190">
            <text:p>19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6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9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0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1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1]+10" office:value-type="float" office:value="230">
            <text:p>23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1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2]+10" office:value-type="float" office:value="240">
            <text:p>24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0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4]+10" office:value-type="float" office:value="260">
            <text:p>2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5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5]+10" office:value-type="float" office:value="270">
            <text:p>27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5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6]+10" office:value-type="float" office:value="280">
            <text:p>28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5" table:default-cell-style-name="ce3"/>
        <table:table-column table:style-name="co23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8">08/08/2008</text:date>, <text:time>17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Éric Brison</dc:creator>
    <dc:date>2008-08-08T17:20:13</dc:date>
    <meta:editing-cycles>84</meta:editing-cycles>
    <meta:editing-duration>P4DT1H2M33S</meta:editing-duration>
    <meta:user-defined meta:name="Info 1"/>
    <meta:user-defined meta:name="Info 2"/>
    <meta:user-defined meta:name="Info 3"/>
    <meta:user-defined meta:name="Info 4"/>
    <meta:document-statistic meta:table-count="3" meta:cell-count="451"/>
  </office:meta>
</office:document-meta>
</file>